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Monaco" svg:font-family="Monaco, Menlo, 'Ubuntu Mono', Consolas, source-code-pro, monospace, 'Courier New'"/>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beb14" officeooo:paragraph-rsid="003beb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o create a general method that handle all input changes like in two way binding, suppose if we have multiple fields like name address city and we want to create one method to handle them all by setting state to user input in two way binding, we can do this by object with property as variable</text:p>
      <text:p text:style-name="P1">eg - </text:p>
      <text:p text:style-name="P1"><text:s text:c="4"/>handleinputChange = (e) =&gt; {</text:p>
      <text:p text:style-name="P1"><text:s text:c="8"/>const value = e.target.value;</text:p>
      <text:p text:style-name="P1"><text:s text:c="8"/></text:p>
      <text:p text:style-name="P1"><text:s text:c="8"/>const name = e.target.name;</text:p>
      <text:p text:style-name="P1"/>
      <text:p text:style-name="P1"><text:s text:c="8"/>this.setState({</text:p>
      <text:p text:style-name="P1"><text:s text:c="12"/>[name]: value</text:p>
      <text:p text:style-name="P1"><text:s text:c="8"/>})</text:p>
      <text:p text:style-name="P1"><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Monaco" svg:font-family="Monaco, Menlo, 'Ubuntu Mono', Consolas, source-code-pro, monospace, 'Courier New'"/>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8-07-23T18:25:34.777927001</dc:date>
    <meta:editing-duration>PT7H26M12S</meta:editing-duration>
    <meta:editing-cycles>32</meta:editing-cycles>
    <meta:generator>LibreOffice/5.1.6.2$Linux_X86_64 LibreOffice_project/10m0$Build-2</meta:generator>
    <meta:document-statistic meta:table-count="0" meta:image-count="0" meta:object-count="0" meta:page-count="1" meta:paragraph-count="10" meta:word-count="77" meta:character-count="476" meta:non-whitespace-character-count="347"/>
  </office:meta>
</office:document-meta>
</file>